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middle" style:cell-protect="protected"/>
    </style:style>
    <style:style style:name="ce3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.63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.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.45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.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.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.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.34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.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.54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.43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.40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.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505.38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.09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.74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.06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.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.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.27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.75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.40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.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.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.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.70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000.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.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.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.06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.25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.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.04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.76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.07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.10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.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.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.77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.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.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uan</meta:initial-creator>
    <dc:creator>Alan Acosta</dc:creator>
    <meta:creation-date>2015-07-21T10:08:22Z</meta:creation-date>
    <dc:date>2020-08-13T03:46:41Z</dc:date>
  </office:meta>
</office:document-meta>
</file>